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4.168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3.744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2.7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3.744cm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3.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12" style:family="graphic" style:parent-style-name="standard">
      <style:graphic-properties draw:stroke="none" draw:fill="none" draw:fill-color="#ffffff" draw:auto-grow-width="true" fo:min-height="6.335cm" fo:min-width="9.348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1.34cm"/>
    </style:style>
    <style:style style:name="gr14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text-shadow="none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Diagramma UML casi d'uso</text:p>
          </draw:text-box>
        </draw:frame>
        <draw:line draw:style-name="gr1" draw:text-style-name="P1" draw:layer="layout" svg:x1="2.7cm" svg:y1="9cm" svg:x2="2.7cm" svg:y2="12cm">
          <text:p/>
        </draw:line>
        <draw:line draw:style-name="gr1" draw:text-style-name="P1" draw:layer="layout" svg:x1="2.7cm" svg:y1="10cm" svg:x2="1.7cm" svg:y2="9.4cm">
          <text:p/>
        </draw:line>
        <draw:line draw:style-name="gr1" draw:text-style-name="P1" draw:layer="layout" svg:x1="2.7cm" svg:y1="12cm" svg:x2="3.7cm" svg:y2="13.4cm">
          <text:p/>
        </draw:line>
        <draw:line draw:style-name="gr1" draw:text-style-name="P1" draw:layer="layout" svg:x1="2.7cm" svg:y1="12cm" svg:x2="1.8cm" svg:y2="13.4cm">
          <text:p/>
        </draw:line>
        <draw:line draw:style-name="gr1" draw:text-style-name="P1" draw:layer="layout" svg:x1="3.707cm" svg:y1="9.4cm" svg:x2="2.7cm" svg:y2="9.987cm">
          <text:p/>
        </draw:line>
        <draw:line draw:style-name="gr1" draw:text-style-name="P1" draw:layer="layout" svg:x1="3.8cm" svg:y1="9.8cm" svg:x2="7.8cm" svg:y2="6.4cm">
          <text:p/>
        </draw:line>
        <draw:custom-shape draw:style-name="gr2" draw:text-style-name="P1" draw:layer="layout" svg:width="6.6cm" svg:height="1.6cm" svg:x="7.4cm" svg:y="5.2cm">
          <text:p text:style-name="P1">Imposta servo-mo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1.6cm" svg:x="7.8cm" svg:y="10.4cm">
          <text:p text:style-name="P1">Rileva Ostaco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8cm" svg:y1="11.2cm" svg:x2="17.8cm" svg:y2="11.2cm">
          <text:p/>
        </draw:line>
        <draw:custom-shape draw:style-name="gr5" draw:text-style-name="P1" draw:layer="layout" svg:width="4.6cm" svg:height="1.4cm" svg:x="17.7cm" svg:y="10.5cm">
          <text:p text:style-name="P1">Fer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8cm" svg:height="1.673cm" svg:x="14.8cm" svg:y="10.527cm">
          <draw:text-box>
            <text:p><text:span text:style-name="T1">extend</text:span></text:p>
          </draw:text-box>
        </draw:frame>
        <draw:frame draw:style-name="gr6" draw:layer="layout" svg:width="3.6cm" svg:height="1.673cm" svg:x="1.8cm" svg:y="13.6cm">
          <draw:text-box>
            <text:p>Eliot</text:p>
          </draw:text-box>
        </draw:frame>
        <draw:custom-shape draw:style-name="gr7" draw:text-style-name="P1" draw:layer="layout" svg:width="6cm" svg:height="1.4cm" svg:x="7.8cm" svg:y="8.4cm">
          <text:p text:style-name="P1">Avan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cm" svg:y1="11.9cm" svg:x2="20cm" svg:y2="13cm">
          <text:p/>
        </draw:line>
        <draw:custom-shape draw:style-name="gr5" draw:text-style-name="P1" draw:layer="layout" svg:width="4.6cm" svg:height="1.4cm" svg:x="16.7cm" svg:y="15.8cm">
          <text:p text:style-name="P1">Guarda Sinist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cm" svg:height="1.4cm" svg:x="21.3cm" svg:y="15.9cm">
          <text:p text:style-name="P1">Guarda Dest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4cm" svg:height="1.4cm" svg:x="8.5cm" svg:y="12.8cm">
          <text:p text:style-name="P1">Retromar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cm" svg:height="1.4cm" svg:x="21.7cm" svg:y="18.5cm">
          <text:p text:style-name="P1">Gira Dest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cm" svg:height="1.4cm" svg:x="17.7cm" svg:y="12.6cm">
          <text:p text:style-name="P1">Guar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2cm" svg:y1="15.9cm" svg:x2="21.8cm" svg:y2="13.8cm">
          <text:p/>
        </draw:line>
        <draw:line draw:style-name="gr4" draw:text-style-name="P1" draw:layer="layout" svg:x1="19cm" svg:y1="15.8cm" svg:x2="19cm" svg:y2="14cm">
          <text:p/>
        </draw:line>
        <draw:frame draw:style-name="gr9" draw:text-style-name="P3" draw:layer="layout" svg:width="2.612cm" svg:height="0.962cm" draw:transform="rotate (1.55945168665693) translate (18.4cm 15.989cm)">
          <draw:text-box>
            <text:p><text:span text:style-name="T2">include</text:span></text:p>
          </draw:text-box>
        </draw:frame>
        <draw:frame draw:style-name="gr9" draw:text-style-name="P2" draw:layer="layout" svg:width="2.573cm" svg:height="0.962cm" draw:transform="rotate (1.61512768979555) translate (21.914cm 16.013cm)">
          <draw:text-box>
            <text:p><text:span text:style-name="T1">include</text:span></text:p>
          </draw:text-box>
        </draw:frame>
        <draw:custom-shape draw:style-name="gr5" draw:text-style-name="P1" draw:layer="layout" svg:width="4.6cm" svg:height="1.4cm" svg:x="16.601cm" svg:y="18.501cm">
          <text:p text:style-name="P1">Gira Dest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9cm" svg:y1="18.401cm" svg:x2="18.9cm" svg:y2="17.201cm">
          <text:p/>
        </draw:line>
        <draw:line draw:style-name="gr4" draw:text-style-name="P1" draw:layer="layout" svg:x1="24cm" svg:y1="18.5cm" svg:x2="24cm" svg:y2="17.3cm">
          <text:p/>
        </draw:line>
        <draw:frame draw:style-name="gr10" draw:text-style-name="P2" draw:layer="layout" svg:width="2.8cm" svg:height="0.773cm" draw:transform="rotate (1.51546938950668) translate (18.073cm 18.796cm)">
          <draw:text-box>
            <text:p><text:span text:style-name="T1">extend</text:span></text:p>
          </draw:text-box>
        </draw:frame>
        <draw:line draw:style-name="gr1" draw:text-style-name="P1" draw:layer="layout" svg:x1="3.5cm" svg:y1="11.2cm" svg:x2="7.7cm" svg:y2="11.2cm">
          <text:p/>
        </draw:line>
        <draw:line draw:style-name="gr1" draw:text-style-name="P1" draw:layer="layout" svg:x1="4cm" svg:y1="12.6cm" svg:x2="8.2cm" svg:y2="13.4cm">
          <text:p/>
        </draw:line>
        <draw:line draw:style-name="gr4" draw:text-style-name="P1" draw:layer="layout" svg:x1="10.7cm" svg:y1="8.3cm" svg:x2="10.7cm" svg:y2="6.9cm">
          <text:p/>
        </draw:line>
        <draw:frame draw:style-name="gr11" draw:layer="layout" svg:width="0.712cm" svg:height="1.185cm" svg:x="13.83cm" svg:y="10.115cm">
          <draw:text-box>
            <text:p><text:author-name text:fixed="false"> </text:author-name></text:p>
          </draw:text-box>
        </draw:frame>
        <draw:frame draw:style-name="gr11" draw:layer="layout" svg:width="0.712cm" svg:height="1.185cm" svg:x="25cm" svg:y="0.015cm">
          <draw:text-box>
            <text:p><text:author-name text:fixed="false"> </text:author-name></text:p>
          </draw:text-box>
        </draw:frame>
        <draw:frame draw:style-name="gr12" draw:layer="layout" svg:width="9.848cm" svg:height="6.585cm" svg:x="24.952cm" svg:y="0cm">
          <draw:text-box draw:corner-radius="7.4cm">
            <text:p>IV ITI A</text:p>
          </draw:text-box>
        </draw:frame>
        <draw:frame draw:style-name="gr6" draw:text-style-name="P2" draw:layer="layout" svg:width="3.2cm" svg:height="1.673cm" draw:transform="rotate (1.57166899142089) translate (10.727cm 8.601cm)">
          <draw:text-box>
            <text:p><text:span text:style-name="T1">include</text:span></text:p>
          </draw:text-box>
        </draw:frame>
        <draw:frame draw:style-name="gr10" draw:text-style-name="P2" draw:layer="layout" svg:width="2.8cm" svg:height="0.773cm" draw:transform="rotate (1.51546938950668) translate (23.773cm 18.796cm)">
          <draw:text-box>
            <text:p><text:span text:style-name="T1">extend</text:span></text:p>
          </draw:text-box>
        </draw:frame>
        <draw:custom-shape draw:style-name="gr13" draw:text-style-name="P1" draw:layer="layout" svg:width="2.6cm" svg:height="2cm" svg:x="1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0:42:36.627000000</meta:creation-date>
    <dc:date>2015-05-13T13:47:34.723000000</dc:date>
    <meta:editing-duration>PT23M26S</meta:editing-duration>
    <meta:editing-cycles>4</meta:editing-cycles>
    <meta:generator>LibreOffice/4.3.0.4$Windows_x86 LibreOffice_project/62ad5818884a2fc2e5780dd45466868d41009ec0</meta:generator>
    <meta:document-statistic meta:object-count="60"/>
  </office:meta>
</office:document-meta>
</file>